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e1a1" officeooo:paragraph-rsid="000fe1a1"/>
    </style:style>
    <style:style style:name="P2" style:family="paragraph" style:parent-style-name="Standard">
      <style:text-properties officeooo:rsid="000fe1a1" officeooo:paragraph-rsid="0015f606"/>
    </style:style>
    <style:style style:name="P3" style:family="paragraph" style:parent-style-name="Standard">
      <style:text-properties officeooo:rsid="000fe1a1" officeooo:paragraph-rsid="00181d4f"/>
    </style:style>
    <style:style style:name="P4" style:family="paragraph" style:parent-style-name="Standard">
      <style:text-properties officeooo:rsid="0016b03c" officeooo:paragraph-rsid="0016b03c"/>
    </style:style>
    <style:style style:name="P5" style:family="paragraph" style:parent-style-name="Standard">
      <style:text-properties officeooo:rsid="00181d4f" officeooo:paragraph-rsid="00181d4f"/>
    </style:style>
    <style:style style:name="P6" style:family="paragraph" style:parent-style-name="Text_20_body">
      <style:text-properties officeooo:rsid="0010a02e" officeooo:paragraph-rsid="00127cb1"/>
    </style:style>
    <style:style style:name="P7" style:family="paragraph" style:parent-style-name="Text_20_body">
      <style:text-properties officeooo:paragraph-rsid="00127cb1"/>
    </style:style>
    <style:style style:name="P8" style:family="paragraph" style:parent-style-name="Text_20_body">
      <style:text-properties officeooo:paragraph-rsid="000fe1a1"/>
    </style:style>
    <style:style style:name="P9" style:family="paragraph" style:parent-style-name="Preformatted_20_Text">
      <style:text-properties officeooo:rsid="000fe1a1" officeooo:paragraph-rsid="000fe1a1"/>
    </style:style>
    <style:style style:name="P10" style:family="paragraph" style:parent-style-name="List_20_Contents">
      <style:paragraph-properties fo:margin-left="0cm" fo:margin-right="0cm" fo:text-indent="0cm" style:auto-text-indent="false"/>
      <style:text-properties officeooo:rsid="000fe1a1"/>
    </style:style>
    <style:style style:name="P11" style:family="paragraph" style:parent-style-name="List_20_Contents">
      <style:paragraph-properties fo:margin-left="0cm" fo:margin-right="0cm" fo:text-indent="0cm" style:auto-text-indent="false"/>
      <style:text-properties officeooo:rsid="001cb4ad" officeooo:paragraph-rsid="001cb4ad"/>
    </style:style>
    <style:style style:name="P12" style:family="paragraph" style:parent-style-name="Standard">
      <style:text-properties officeooo:rsid="000fe1a1" officeooo:paragraph-rsid="00181d4f"/>
    </style:style>
    <style:style style:name="P13" style:family="paragraph" style:parent-style-name="Standard">
      <style:text-properties officeooo:rsid="000fe1a1" officeooo:paragraph-rsid="001f8089"/>
    </style:style>
    <style:style style:name="P14" style:family="paragraph" style:parent-style-name="Standard">
      <style:text-properties officeooo:rsid="000fe1a1" officeooo:paragraph-rsid="00215887"/>
    </style:style>
    <style:style style:name="P15" style:family="paragraph" style:parent-style-name="Standard">
      <style:text-properties officeooo:paragraph-rsid="001f8089"/>
    </style:style>
    <style:style style:name="P16" style:family="paragraph" style:parent-style-name="Standard">
      <style:text-properties officeooo:rsid="0020fc91" officeooo:paragraph-rsid="0020fc91"/>
    </style:style>
    <style:style style:name="P17" style:family="paragraph" style:parent-style-name="Standard">
      <style:text-properties officeooo:paragraph-rsid="0020fc91"/>
    </style:style>
    <style:style style:name="P18" style:family="paragraph" style:parent-style-name="Standard">
      <style:text-properties officeooo:rsid="00215887" officeooo:paragraph-rsid="00215887"/>
    </style:style>
    <style:style style:name="P19" style:family="paragraph" style:parent-style-name="Standard">
      <style:text-properties officeooo:paragraph-rsid="00215887"/>
    </style:style>
    <style:style style:name="P20" style:family="paragraph" style:parent-style-name="Standard">
      <style:text-properties officeooo:rsid="0016b03c" officeooo:paragraph-rsid="00215887"/>
    </style:style>
    <style:style style:name="P21" style:family="paragraph" style:parent-style-name="Standard">
      <style:text-properties officeooo:paragraph-rsid="0025e5b4"/>
    </style:style>
    <style:style style:name="P22" style:family="paragraph" style:parent-style-name="Preformatted_20_Text">
      <style:text-properties officeooo:rsid="000fe1a1" officeooo:paragraph-rsid="00215887"/>
    </style:style>
    <style:style style:name="P23" style:family="paragraph" style:parent-style-name="Preformatted_20_Text">
      <style:text-properties officeooo:rsid="000fe1a1" officeooo:paragraph-rsid="0025006d"/>
    </style:style>
    <style:style style:name="P24" style:family="paragraph" style:parent-style-name="Preformatted_20_Text">
      <style:text-properties officeooo:rsid="000fe1a1" officeooo:paragraph-rsid="0025e5b4"/>
    </style:style>
    <style:style style:name="P25" style:family="paragraph" style:parent-style-name="Table_20_Contents">
      <style:paragraph-properties fo:margin-top="0cm" fo:margin-bottom="0.499cm" style:contextual-spacing="false"/>
    </style:style>
    <style:style style:name="T1" style:family="text">
      <style:text-properties officeooo:rsid="000fe1a1"/>
    </style:style>
    <style:style style:name="T2" style:family="text">
      <style:text-properties officeooo:rsid="00127cb1"/>
    </style:style>
    <style:style style:name="T3" style:family="text">
      <style:text-properties fo:color="#66ff00"/>
    </style:style>
    <style:style style:name="T4" style:family="text">
      <style:text-properties fo:color="#66ff00" officeooo:rsid="000fe1a1"/>
    </style:style>
    <style:style style:name="T5" style:family="text">
      <style:text-properties fo:color="#66ff00" style:font-name="Liberation Serif"/>
    </style:style>
    <style:style style:name="T6" style:family="text">
      <style:text-properties fo:color="#66ff00" style:font-name="Liberation Serif" officeooo:rsid="000fe1a1"/>
    </style:style>
    <style:style style:name="T7" style:family="text">
      <style:text-properties fo:color="#cc9900"/>
    </style:style>
    <style:style style:name="T8" style:family="text">
      <style:text-properties fo:color="#cc9900" style:font-name="Liberation Serif"/>
    </style:style>
    <style:style style:name="T9" style:family="text">
      <style:text-properties fo:color="#cc9900" style:font-name="Liberation Serif" officeooo:rsid="000fe1a1"/>
    </style:style>
    <style:style style:name="T10" style:family="text">
      <style:text-properties fo:color="#cc9900" officeooo:rsid="000fe1a1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15f606"/>
    </style:style>
    <style:style style:name="T13" style:family="text">
      <style:text-properties style:font-name="Liberation Serif" officeooo:rsid="0016b03c"/>
    </style:style>
    <style:style style:name="T14" style:family="text">
      <style:text-properties style:font-name="Liberation Serif" officeooo:rsid="00181d4f"/>
    </style:style>
    <style:style style:name="T15" style:family="text">
      <style:text-properties style:font-name="Liberation Serif" officeooo:rsid="00191b17"/>
    </style:style>
    <style:style style:name="T16" style:family="text">
      <style:text-properties style:font-name="Liberation Serif" officeooo:rsid="001f8089"/>
    </style:style>
    <style:style style:name="T17" style:family="text">
      <style:text-properties style:font-name="Liberation Serif" officeooo:rsid="0020fc91"/>
    </style:style>
    <style:style style:name="T18" style:family="text">
      <style:text-properties style:font-name="Liberation Serif" officeooo:rsid="00215887"/>
    </style:style>
    <style:style style:name="T19" style:family="text">
      <style:text-properties style:font-name="Liberation Serif" officeooo:rsid="0025e5b4"/>
    </style:style>
    <style:style style:name="T20" style:family="text">
      <style:text-properties style:font-name="Liberation Serif" officeooo:rsid="000fe1a1"/>
    </style:style>
    <style:style style:name="T21" style:family="text">
      <style:text-properties fo:color="#ff00cc"/>
    </style:style>
    <style:style style:name="T22" style:family="text">
      <style:text-properties fo:color="#ff00cc" style:font-name="Liberation Serif"/>
    </style:style>
    <style:style style:name="T23" style:family="text">
      <style:text-properties fo:color="#ff00cc" style:font-name="Liberation Serif" officeooo:rsid="00181d4f"/>
    </style:style>
    <style:style style:name="T24" style:family="text">
      <style:text-properties fo:color="#ff00cc" style:font-name="Liberation Serif" officeooo:rsid="000fe1a1"/>
    </style:style>
    <style:style style:name="T25" style:family="text">
      <style:text-properties fo:color="#ff00cc" style:font-name="Liberation Serif" officeooo:rsid="0025e5b4"/>
    </style:style>
    <style:style style:name="T26" style:family="text">
      <style:text-properties style:use-window-font-color="true" style:font-name="Liberation Serif"/>
    </style:style>
    <style:style style:name="T27" style:family="text">
      <style:text-properties style:use-window-font-color="true" style:font-name="Liberation Serif" officeooo:rsid="00191b17"/>
    </style:style>
    <style:style style:name="T28" style:family="text">
      <style:text-properties style:font-name="Liberation Mono" officeooo:rsid="001acc5f"/>
    </style:style>
    <style:style style:name="T29" style:family="text">
      <style:text-properties style:font-name="Liberation Mono" fo:font-size="8pt" style:font-size-asian="8pt" style:font-size-complex="8pt"/>
    </style:style>
    <style:style style:name="T30" style:family="text">
      <style:text-properties style:font-name="Liberation Mono" fo:font-size="8pt" officeooo:rsid="001acc5f" style:font-size-asian="8pt" style:font-size-complex="8pt"/>
    </style:style>
    <style:style style:name="T31" style:family="text">
      <style:text-properties style:font-name="Liberation Mono" fo:font-size="8pt" officeooo:rsid="001dc350" style:font-size-asian="8pt" style:font-size-complex="8pt"/>
    </style:style>
    <style:style style:name="T32" style:family="text">
      <style:text-properties style:font-name="Liberation Mono" fo:font-size="8pt" officeooo:rsid="00289ee9" style:font-size-asian="8pt" style:font-size-complex="8pt"/>
    </style:style>
    <style:style style:name="T33" style:family="text">
      <style:text-properties fo:color="#99ff33"/>
    </style:style>
    <style:style style:name="T34" style:family="text">
      <style:text-properties fo:color="#99ff33" officeooo:rsid="000fe1a1"/>
    </style:style>
    <style:style style:name="T35" style:family="text">
      <style:text-properties officeooo:rsid="0016b03c"/>
    </style:style>
    <style:style style:name="T36" style:family="text">
      <style:text-properties officeooo:rsid="0020fc91"/>
    </style:style>
    <style:style style:name="T37" style:family="text">
      <style:text-properties officeooo:rsid="002313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On 18 May 2017 the </text:span><text:span text:style-name="Source_20_Text"><text:span text:style-name="T1">ichart</text:span></text:span><text:span text:style-name="T1"> data api of yahoo finance went down, without any notice. And it does not seem like it is coming back. </text:span>It appears that Yahoo now tries to block automatic requests by requiring a combination of a <text:span text:style-name="Emphasis">cookie</text:span> and a <text:span text:style-name="Emphasis">crumb</text:span> token.</text:p>
      <text:p text:style-name="Text_20_body">There are ways around it, pointers to how to do it can be found on <text:a xlink:type="simple" xlink:href="http://stackoverflow.com/questions/44030983/yahoo-finance-url-not-working">stackoverflow</text:a></text:p>
      <text:p text:style-name="P7"><text:span text:style-name="T2">Cookies are text files. Yahoo downloaded a unique cookie to my PC (in browser directory or program data subfolders). This identifies me &amp; tells them what I'm doing whenever I browse yahoo finance. The text is</text:span> two pieces of information: <text:span text:style-name="T2">the yahoo finance </text:span>site name and <text:span text:style-name="T2">my </text:span>unique user ID. <text:span text:style-name="T2">The cookie</text:span> keep<text:span text:style-name="T2">s</text:span> track of <text:span text:style-name="T2">my</text:span> movements within the site, help<text:span text:style-name="T2">s</text:span> <text:span text:style-name="T2">me</text:span> resume where <text:span text:style-name="T2">I </text:span>left off, remember<text:span text:style-name="T2">s my </text:span>registered login, theme selection, preferences, and other customization functions.</text:p>
      <text:p text:style-name="P7"><text:span text:style-name="T2">See </text:span><text:a xlink:type="simple" xlink:href="http://www.bbc.co.uk/webwise/guides/about-cookies"><text:span text:style-name="T2">http://www.bbc.co.uk/webwise/guides/about-cookies</text:span></text:a><text:span text:style-name="T2"> for an explanation of cookies</text:span></text:p>
      <text:p text:style-name="P6"><text:span text:style-name="T2">Crumbs allow path style retracing of steps taken on a website. </text:span>See <text:a xlink:type="simple" xlink:href="https://uxplanet.org/breadcrumbs-for-web-sites-what-when-and-how-9273dacf1960">https://uxplanet.org/breadcrumbs-for-web-sites-what-when-and-how-9273dacf1960</text:a> for an explanation of breadcrumb navigation</text:p>
      <text:p text:style-name="P1"><text:a xlink:type="simple" xlink:href="https://uk.finance.yahoo.com/quote/AAPL/history">https://uk.finance.yahoo.com/quote/AAPL/history</text:a></text:p>
      <text:p text:style-name="P1"/>
      <text:p text:style-name="P1">right click &gt; View Page Info &gt; Security &gt; View Cookies</text:p>
      <text:p text:style-name="P1"/>
      <text:p text:style-name="P1">Two cookies listed – we are interested in B</text:p>
      <text:p text:style-name="P1"/>
      <text:p text:style-name="P4">cookie = r.cookies['B'] # the cookie we're looking for is named 'B' </text:p>
      <text:p text:style-name="P4">print('Cookie: ', cookie)</text:p>
      <text:p text:style-name="P4">Cookie: <text:s/>cdqhrptcibcsu&amp;b=3&amp;s=aa </text:p>
      <text:p text:style-name="P1"/>
      <text:p text:style-name="P4">We are also interested in the CrumbStore</text:p>
      <text:p text:style-name="P1">"CrumbStore":{"crumb":"UlmzNKqxD9w"}</text:p>
      <text:p text:style-name="P1"/>
      <text:p text:style-name="P9"># "CrumbStore":\{"crumb":"(?&lt;crumb&gt;[^"]+)"\}</text:p>
      <text:p text:style-name="P1">"crumb":"UlmzNKqxD9w"</text:p>
      <text:p text:style-name="P1"/>
      <text:p text:style-name="P9">pattern = re.compile('.*"CrumbStore":\{"crumb":<text:span text:style-name="T21">"(</text:span><text:span text:style-name="T3">?P&lt;crumb&gt;</text:span><text:span text:style-name="T7">[^"]+</text:span><text:span text:style-name="T21">)"</text:span>\}')</text:p>
      <text:p text:style-name="P15"><text:span text:style-name="Teletype"><text:span text:style-name="T33"/></text:span></text:p>
      <text:p text:style-name="P22">pattern = re.compile(' ')</text:p>
      <text:p text:style-name="P18">' the single quote encloses the parameter to compile &amp; is paired within the one at the end</text:p>
      <text:p text:style-name="P22"><text:tab/><text:tab/><text:tab/></text:p>
      <text:p text:style-name="P22"/>
      <text:p text:style-name="P22">.*"CrumbStore":</text:p>
      <text:p text:style-name="P17">. <text:span text:style-name="T37">means any character</text:span></text:p>
      <text:p text:style-name="Standard">* <text:span text:style-name="T37">means as many times as possible (greedy)</text:span></text:p>
      <text:p text:style-name="P17"><text:span text:style-name="T36">the double quotation marks should be treated literally, as should the colon</text:span></text:p>
      <text:p text:style-name="P16">try to match within the string between the quotation marks as many times as possible</text:p>
      <text:p text:style-name="P16"/>
      <text:p text:style-name="P14"><text:span text:style-name="Teletype"><text:span text:style-name="T18">\</text:span></text:span><text:span text:style-name="Teletype"><text:span text:style-name="T16">{ and \} literally match the characters { and } because the backslash is an escape character used to tell us treat the curly brace as a literal as opposed to using { as a special character </text:span></text:span><text:span text:style-name="Teletype"><text:span text:style-name="T17">aka </text:span></text:span><text:span text:style-name="Teletype"><text:span text:style-name="T16">metacharacter</text:span></text:span></text:p>
      <text:p text:style-name="P14"/>
      <text:p text:style-name="P21"><text:span text:style-name="Teletype"><text:span text:style-name="T19">The curly braces define a dictionary, which is a data structure that maps one value to another as a key:value pair</text:span></text:span></text:p>
      <text:p text:style-name="P21"/>
      <text:p text:style-name="P24"><text:span text:style-name="Teletype"><text:span text:style-name="T20">{"crumb":</text:span></text:span><text:span text:style-name="Teletype"><text:span text:style-name="T22"> </text:span></text:span><text:span text:style-name="Teletype"><text:span text:style-name="T25">some value</text:span></text:span><text:span text:style-name="Teletype"><text:span text:style-name="T20">} <text:s text:c="9"/></text:span></text:span><text:span text:style-name="Teletype"><text:span text:style-name="T19">e.g., </text:span></text:span><text:span text:style-name="Teletype"><text:span text:style-name="T11">{"</text:span></text:span><text:span text:style-name="Teletype"><text:span text:style-name="T19">key</text:span></text:span><text:span text:style-name="Teletype"><text:span text:style-name="T11">":</text:span></text:span><text:span text:style-name="Teletype"><text:span text:style-name="T19">value</text:span></text:span><text:span text:style-name="Teletype"><text:span text:style-name="T11">}</text:span></text:span></text:p>
      <text:p text:style-name="P14"><text:soft-page-break/></text:p>
      <text:p text:style-name="P14"><text:span text:style-name="Teletype"><text:span text:style-name="T13"/></text:span></text:p>
      <text:p text:style-name="P16"/>
      <text:p text:style-name="P19"><text:span text:style-name="Teletype"><text:span text:style-name="T4">(?P&lt;name&gt;</text:span></text:span><text:span text:style-name="Teletype"><text:span text:style-name="T10">group</text:span></text:span><text:span text:style-name="Teletype"><text:span text:style-name="T4">)</text:span></text:span><text:span text:style-name="T1"> captures the match of </text:span><text:span text:style-name="Teletype"><text:span text:style-name="T10">group</text:span></text:span><text:span text:style-name="T1"> into the backreference "</text:span><text:span text:style-name="T34">name</text:span><text:span text:style-name="T1">" which is enclosed within the syntax</text:span><text:span text:style-name="T34"> </text:span><text:span text:style-name="Teletype"><text:span text:style-name="T33">?P&lt;&gt; </text:span></text:span></text:p>
      <text:p text:style-name="P19"><text:span text:style-name="T35">see </text:span><text:a xlink:type="simple" xlink:href="http://www.regular-expressions.info/named.html"><text:span text:style-name="T35">http://www.regular-expressions.info/named.html</text:span></text:a></text:p>
      <text:p text:style-name="P20"/>
      <text:p text:style-name="P5"><text:span text:style-name="T21">“( </text:span><text:s/>python syntax to delineate the start of the named capture group</text:p>
      <text:p text:style-name="P3"><text:span text:style-name="Teletype"><text:span text:style-name="T23">)”</text:span></text:span><text:span text:style-name="Teletype"><text:span text:style-name="T14"> python syntax to close the named capture group</text:span></text:span></text:p>
      <text:p text:style-name="P2"><text:span text:style-name="Teletype"><text:span text:style-name="T12">name is crumb</text:span></text:span></text:p>
      <text:p text:style-name="P2"><text:span text:style-name="Teletype"><text:span text:style-name="T12">group is </text:span></text:span><text:span text:style-name="Teletype"><text:span text:style-name="T8">[^"]+</text:span></text:span><text:span text:style-name="Teletype"><text:span text:style-name="T26"> </text:span></text:span><text:span text:style-name="Teletype"><text:span text:style-name="T27">and this means anything but quotation marks</text:span></text:span></text:p>
      <text:p text:style-name="P3"><text:span text:style-name="Teletype"><text:span text:style-name="T13">the + </text:span></text:span><text:span text:style-name="Teletype"><text:span text:style-name="T15">is a quantifier &amp; </text:span></text:span><text:span text:style-name="Teletype"><text:span text:style-name="T13">matches greedily giving back as many </text:span></text:span><text:span text:style-name="Teletype"><text:span text:style-name="T15">matches </text:span></text:span><text:span text:style-name="Teletype"><text:span text:style-name="T13">as found</text:span></text:span></text:p>
      <text:p text:style-name="P3"/>
      <text:p text:style-name="P23"><text:span text:style-name="Teletype"><text:span text:style-name="T11">{"crumb":</text:span></text:span><text:span text:style-name="Teletype"><text:span text:style-name="T22">"(</text:span></text:span><text:span text:style-name="Teletype"><text:span text:style-name="T5">?P&lt;crumb&gt;</text:span></text:span><text:span text:style-name="Teletype"><text:span text:style-name="T8">[^"]+</text:span></text:span><text:span text:style-name="Teletype"><text:span text:style-name="T22">)"</text:span></text:span><text:span text:style-name="Teletype"><text:span text:style-name="T11">\}</text:span></text:span></text:p>
      <text:p text:style-name="P13"><text:span text:style-name="Teletype"><text:span text:style-name="T16"/></text:span></text:p>
      <text:p text:style-name="P11"><text:span text:style-name="T28">for line in txt.splitlines(): </text:span><text:span text:style-name="T30"><text:s/># <text:s/>split txt into lines </text:span></text:p>
      <text:p text:style-name="P11"><text:span text:style-name="T28"><text:s text:c="4"/>m = pattern.match(line) <text:s/></text:span><text:span text:style-name="T30"># apply pattern to each line </text:span></text:p>
      <text:p text:style-name="P11"><text:span text:style-name="T28"><text:s text:c="4"/>if m is not None: <text:s/></text:span><text:span text:style-name="T30"># <text:s/>matchobject has a match </text:span></text:p>
      <text:p text:style-name="P11"><text:span text:style-name="T28"><text:s text:c="8"/>crumb = m.groupdict()['crumb'] <text:s/></text:span><text:span text:style-name="T30"># call groupdict metho</text:span><text:span text:style-name="T31">d </text:span><text:span text:style-name="T30">on m </text:span></text:p>
      <text:p text:style-name="P11"><text:span text:style-name="T28"><text:s text:c="8"/></text:span><text:span text:style-name="T30"># value of key </text:span><text:span text:style-name="T32">corresponding to the identifier [</text:span><text:span text:style-name="T30">crumb</text:span><text:span text:style-name="T32">] is</text:span><text:span text:style-name="T30"> assigned to str crumb </text:span></text:p>
      <text:p text:style-name="P10"><text:span text:style-name="Source_20_Text"><text:span text:style-name="T2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09:35:46.067069140</meta:creation-date>
    <dc:date>2017-05-25T21:50:00.134690092</dc:date>
    <meta:editing-duration>PT3H1M3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40" meta:word-count="465" meta:character-count="3051" meta:non-whitespace-character-count="2572"/>
  </office:meta>
</office:document-meta>
</file>